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 Narrow" svg:font-family="'Arial Narrow'" style:font-family-generic="swiss" style:font-pitch="variable"/>
    <style:font-face style:name="Arial1" svg:font-family="Arial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solid" svg:stroke-width="0cm" svg:stroke-color="#000000" draw:fill="solid" draw:fill-color="#ff972f" draw:textarea-vertical-align="top" draw:auto-grow-height="false" draw:fit-to-size="false" style:shrink-to-fit="false" fo:min-height="2.349cm" fo:min-width="8.724cm" fo:padding-top="0.125cm" fo:padding-bottom="0.125cm" fo:padding-left="0.25cm" fo:padding-right="0.25cm" fo:wrap-option="no-wrap"/>
      <style:paragraph-properties style:writing-mode="lr-tb"/>
    </style:style>
    <style:style style:name="gr2" style:family="graphic" style:parent-style-name="standard">
      <style:graphic-properties draw:stroke="solid" svg:stroke-width="0.018cm" svg:stroke-color="#3f3f3f" draw:marker-start="msArrowOvalEnd_20_5" draw:marker-start-width="0.21cm" draw:marker-start-center="true" draw:marker-end="msArrowEnd_20_5" draw:marker-end-width="0.21cm" draw:marker-end-center="false" draw:stroke-linejoin="miter" svg:stroke-linecap="butt" draw:fill="none" draw:textarea-vertical-align="top" draw:auto-grow-height="false" fo:min-height="9.75cm" fo:min-width="0cm" fo:padding-top="0.125cm" fo:padding-bottom="0.125cm" fo:padding-left="0.25cm" fo:padding-right="0.25cm" fo:wrap-option="wrap"/>
    </style:style>
    <style:style style:name="gr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objectwithoutfill">
      <style:graphic-properties draw:stroke="dash" draw:stroke-dash="Dash_20__28_Rounded_29_" svg:stroke-width="0.1cm" svg:stroke-color="#000000" draw:marker-start-width="0.35cm" draw:marker-end-width="0.35cm" svg:stroke-linecap="round" draw:fill="none" draw:textarea-vertical-align="middle" fo:padding-top="0.175cm" fo:padding-bottom="0.175cm" fo:padding-left="0.3cm" fo:padding-right="0.3cm"/>
    </style:style>
    <style:style style:name="gr7" style:family="graphic" style:parent-style-name="standard" style:list-style-name="L1">
      <style:graphic-properties draw:stroke="solid" svg:stroke-width="0cm" svg:stroke-color="#000000" draw:fill="solid" draw:fill-color="#ff6d6d" draw:textarea-vertical-align="top" draw:auto-grow-height="false" draw:fit-to-size="false" style:shrink-to-fit="false" fo:min-height="2.211cm" fo:min-width="2.39cm" fo:padding-top="0.125cm" fo:padding-bottom="0.125cm" fo:padding-left="0.25cm" fo:padding-right="0.25cm" fo:wrap-option="no-wrap"/>
      <style:paragraph-properties style:writing-mode="lr-tb"/>
    </style:style>
    <style:style style:name="gr8" style:family="graphic" style:parent-style-name="standard" style:list-style-name="L1">
      <style:graphic-properties draw:stroke="solid" svg:stroke-width="0cm" svg:stroke-color="#000000" draw:fill="solid" draw:fill-color="#ff6d6d" draw:textarea-vertical-align="top" draw:auto-grow-height="false" draw:fit-to-size="false" style:shrink-to-fit="false" fo:min-height="2.193cm" fo:min-width="2.39cm" fo:padding-top="0.125cm" fo:padding-bottom="0.125cm" fo:padding-left="0.25cm" fo:padding-right="0.25cm" fo:wrap-option="no-wrap"/>
      <style:paragraph-properties style:writing-mode="lr-tb"/>
    </style:style>
    <style:style style:name="gr9" style:family="graphic" style:parent-style-name="standard" style:list-style-name="L1">
      <style:graphic-properties draw:stroke="solid" svg:stroke-width="0cm" svg:stroke-color="#000000" draw:fill="solid" draw:fill-color="#ff6d6d" draw:textarea-vertical-align="top" draw:auto-grow-height="false" draw:fit-to-size="false" style:shrink-to-fit="false" fo:min-height="2.193cm" fo:min-width="2.39cm" fo:padding-top="0.125cm" fo:padding-bottom="0.125cm" fo:padding-left="0.25cm" fo:padding-right="0.25cm" fo:wrap-option="no-wrap"/>
      <style:paragraph-properties style:writing-mode="lr-tb"/>
    </style:style>
    <style:style style:name="gr10" style:family="graphic" style:parent-style-name="standard" style:list-style-name="L1">
      <style:graphic-properties draw:stroke="solid" svg:stroke-width="0cm" svg:stroke-color="#000000" draw:fill="solid" draw:fill-color="#9dc3e6" draw:textarea-vertical-align="middle" draw:auto-grow-height="false" draw:fit-to-size="false" style:shrink-to-fit="false" fo:min-height="0.872cm" fo:min-width="1.163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standard" style:list-style-name="L1">
      <style:graphic-properties draw:stroke="solid" svg:stroke-width="0cm" svg:stroke-color="#000000" draw:fill="solid" draw:fill-color="#9dc3e6" draw:textarea-vertical-align="middle" draw:auto-grow-height="false" draw:fit-to-size="false" style:shrink-to-fit="false" fo:min-height="0.872cm" fo:min-width="1.163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standard" style:list-style-name="L1">
      <style:graphic-properties draw:stroke="solid" svg:stroke-width="0cm" svg:stroke-color="#000000" draw:fill="solid" draw:fill-color="#9dc3e6" draw:textarea-vertical-align="middle" draw:auto-grow-height="false" draw:fit-to-size="false" style:shrink-to-fit="false" fo:min-height="0.872cm" fo:min-width="1.163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 style:list-style-name="L1">
      <style:graphic-properties draw:stroke="solid" svg:stroke-width="0cm" svg:stroke-color="#000000" draw:fill="solid" draw:fill-color="#9dc3e6" draw:textarea-vertical-align="middle" draw:auto-grow-height="false" draw:fit-to-size="false" style:shrink-to-fit="false" fo:min-height="0.872cm" fo:min-width="1.163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 style:list-style-name="L1">
      <style:graphic-properties draw:stroke="solid" svg:stroke-width="0cm" svg:stroke-color="#000000" draw:fill="solid" draw:fill-color="#9dc3e6" draw:textarea-vertical-align="middle" draw:auto-grow-height="false" draw:fit-to-size="false" style:shrink-to-fit="false" fo:min-height="0.872cm" fo:min-width="1.163cm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standard" style:list-style-name="L1">
      <style:graphic-properties draw:stroke="solid" svg:stroke-width="0cm" svg:stroke-color="#000000" draw:fill="solid" draw:fill-color="#9dc3e6" draw:textarea-vertical-align="middle" draw:auto-grow-height="false" draw:fit-to-size="false" style:shrink-to-fit="false" fo:min-height="0.872cm" fo:min-width="1.163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standard" style:list-style-name="L1">
      <style:graphic-properties draw:stroke="solid" svg:stroke-width="0cm" svg:stroke-color="#000000" draw:fill="solid" draw:fill-color="#9dc3e6" draw:textarea-vertical-align="middle" draw:auto-grow-height="false" draw:fit-to-size="false" style:shrink-to-fit="false" fo:min-height="0.872cm" fo:min-width="1.163cm" fo:padding-top="0.125cm" fo:padding-bottom="0.125cm" fo:padding-left="0.25cm" fo:padding-right="0.25cm" fo:wrap-option="no-wrap"/>
      <style:paragraph-properties style:writing-mode="lr-tb"/>
    </style:style>
    <style:style style:name="gr17" style:family="graphic" style:parent-style-name="standard" style:list-style-name="L1">
      <style:graphic-properties draw:stroke="solid" svg:stroke-width="0cm" svg:stroke-color="#000000" draw:fill="solid" draw:fill-color="#9dc3e6" draw:textarea-vertical-align="middle" draw:auto-grow-height="false" draw:fit-to-size="false" style:shrink-to-fit="false" fo:min-height="0.872cm" fo:min-width="1.163cm" fo:padding-top="0.125cm" fo:padding-bottom="0.125cm" fo:padding-left="0.25cm" fo:padding-right="0.25cm" fo:wrap-option="no-wrap"/>
      <style:paragraph-properties style:writing-mode="lr-tb"/>
    </style:style>
    <style:style style:name="gr18" style:family="graphic" style:parent-style-name="standard" style:list-style-name="L1">
      <style:graphic-properties draw:stroke="solid" svg:stroke-width="0cm" svg:stroke-color="#000000" draw:fill="solid" draw:fill-color="#9dc3e6" draw:textarea-vertical-align="middle" draw:auto-grow-height="false" draw:fit-to-size="false" style:shrink-to-fit="false" fo:min-height="0.872cm" fo:min-width="1.163cm" fo:padding-top="0.125cm" fo:padding-bottom="0.125cm" fo:padding-left="0.25cm" fo:padding-right="0.25cm" fo:wrap-option="no-wrap"/>
      <style:paragraph-properties style:writing-mode="lr-tb"/>
    </style:style>
    <style:style style:name="gr19" style:family="graphic" style:parent-style-name="standard" style:list-style-name="L1">
      <style:graphic-properties draw:stroke="solid" svg:stroke-width="0cm" svg:stroke-color="#000000" draw:fill="solid" draw:fill-color="#9dc3e6" draw:textarea-vertical-align="middle" draw:auto-grow-height="false" draw:fit-to-size="false" style:shrink-to-fit="false" fo:min-height="0.872cm" fo:min-width="1.163cm" fo:padding-top="0.125cm" fo:padding-bottom="0.125cm" fo:padding-left="0.25cm" fo:padding-right="0.25cm" fo:wrap-option="no-wrap"/>
      <style:paragraph-properties style:writing-mode="lr-tb"/>
    </style:style>
    <style:style style:name="gr20" style:family="graphic" style:parent-style-name="standard" style:list-style-name="L1">
      <style:graphic-properties draw:stroke="solid" svg:stroke-width="0cm" svg:stroke-color="#000000" draw:fill="solid" draw:fill-color="#9dc3e6" draw:textarea-vertical-align="middle" draw:auto-grow-height="false" draw:fit-to-size="false" style:shrink-to-fit="false" fo:min-height="0.872cm" fo:min-width="1.163cm" fo:padding-top="0.125cm" fo:padding-bottom="0.125cm" fo:padding-left="0.25cm" fo:padding-right="0.25cm" fo:wrap-option="no-wrap"/>
      <style:paragraph-properties style:writing-mode="lr-tb"/>
    </style:style>
    <style:style style:name="gr21" style:family="graphic" style:parent-style-name="standard" style:list-style-name="L1">
      <style:graphic-properties draw:stroke="solid" svg:stroke-width="0cm" svg:stroke-color="#000000" draw:fill="solid" draw:fill-color="#9dc3e6" draw:textarea-vertical-align="middle" draw:auto-grow-height="false" draw:fit-to-size="false" style:shrink-to-fit="false" fo:min-height="0.872cm" fo:min-width="1.163cm" fo:padding-top="0.125cm" fo:padding-bottom="0.125cm" fo:padding-left="0.25cm" fo:padding-right="0.25cm" fo:wrap-option="no-wrap"/>
      <style:paragraph-properties style:writing-mode="lr-tb"/>
    </style:style>
    <style:style style:name="gr22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style:font-size-asian="18pt" style:font-size-complex="18pt" fo:hyphenate="false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8pt" style:font-size-complex="18pt" fo:hyphenate="false"/>
    </style:style>
    <style:style style:name="P3" style:family="paragraph">
      <loext:graphic-properties draw:fill="solid" draw:fill-color="#ff972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style:font-size-asian="18pt" style:font-size-complex="18pt" fo:hyphenate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9" style:family="paragraph">
      <loext:graphic-properties draw:fill="solid" draw:fill-color="#ff6d6d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0pt" fo:hyphenate="false"/>
    </style:style>
    <style:style style:name="P11" style:family="paragraph">
      <loext:graphic-properties draw:fill="solid" draw:fill-color="#9dc3e6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0pt" fo:hyphenate="false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8pt" style:font-size-asian="8pt" style:font-size-complex="8pt" fo:hyphenate="false"/>
    </style:style>
    <style:style style:name="P13" style:family="paragraph">
      <loext:graphic-properties draw:fill="solid" draw:fill-color="#9dc3e6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8pt" style:font-size-asian="8pt" style:font-size-complex="8pt" fo:hyphenate="false"/>
    </style:style>
    <style:style style:name="P14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3f3f3f" loext:opacity="100%" style:text-line-through-style="none" style:text-line-through-type="none" style:text-position="0% 100%" style:font-name="Arial1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3f3f3f" loext:opacity="100%" style:text-line-through-style="none" style:text-line-through-type="none" style:text-position="0% 100%" style:font-name="Arial1" fo:font-size="4pt" fo:letter-spacing="normal" fo:language="fr" fo:country="FR" fo:font-style="normal" style:text-underline-style="none" fo:font-weight="normal" fo:background-color="transparent" style:font-size-asian="4pt" style:font-style-asian="normal" style:font-weight-asian="normal" style:font-size-complex="4pt" style:font-style-complex="normal" style:font-weight-complex="normal"/>
    </style:style>
    <style:style style:name="T3" style:family="text">
      <style:text-properties fo:font-variant="normal" fo:text-transform="none" fo:color="#3f3f3f" loext:opacity="100%" style:text-line-through-style="none" style:text-line-through-type="none" style:text-position="0% 100%" style:font-name="Arial1" fo:font-size="9pt" fo:letter-spacing="normal" fo:language="fr" fo:country="FR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T4" style:family="text">
      <style:text-properties fo:font-variant="normal" fo:text-transform="none" fo:color="#3f3f3f" loext:opacity="100%" style:text-line-through-style="none" style:text-line-through-type="none" style:text-position="0% 100%" style:font-name="Arial Narrow" fo:font-size="14pt" fo:letter-spacing="normal" fo:language="fr" fo:country="FR" fo:font-style="normal" style:text-underline-style="none" fo:font-weight="normal" fo:background-color="transparent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5" style:family="text">
      <style:text-properties fo:font-variant="normal" fo:text-transform="none" fo:color="#3f3f3f" loext:opacity="100%" style:text-line-through-style="none" style:text-line-through-type="none" style:text-position="0% 100%" style:font-name="Arial1" fo:font-size="13pt" fo:letter-spacing="normal" fo:language="fr" fo:country="FR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T6" style:family="text">
      <style:text-properties fo:font-variant="normal" fo:text-transform="none" fo:color="#3f3f3f" loext:opacity="100%" style:text-line-through-style="none" style:text-line-through-type="none" style:text-position="0% 100%" style:font-name="Arial1" fo:font-size="8pt" fo:letter-spacing="normal" fo:language="fr" fo:country="FR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T7" style:family="text">
      <style:text-properties fo:font-variant="normal" fo:text-transform="none" fo:color="#3f3f3f" loext:opacity="100%" style:text-line-through-style="none" style:text-line-through-type="none" style:text-position="0% 100%" style:font-name="Arial1" fo:font-size="10pt" fo:letter-spacing="normal" fo:language="fr" fo:country="FR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font-variant="normal" fo:text-transform="none" fo:color="#3f3f3f" loext:opacity="100%" style:text-line-through-style="none" style:text-line-through-type="none" style:text-position="0% 100%" style:font-name="Arial1" fo:font-size="10pt" fo:letter-spacing="normal" fo:language="fr" fo:country="FR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9" style:family="text">
      <style:text-properties fo:font-variant="normal" fo:text-transform="none" fo:color="#3f3f3f" loext:opacity="100%" style:text-line-through-style="none" style:text-line-through-type="none" style:text-position="0% 100%" style:font-name="Arial1" fo:font-size="8pt" fo:letter-spacing="normal" fo:language="fr" fo:country="FR" fo:font-style="normal" style:text-underline-style="none" fo:font-weight="bold" fo:background-color="transparent" style:font-size-asian="8pt" style:font-style-asian="normal" style:font-weight-asian="bold" style:font-size-complex="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3f3f3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name="CustomShape 2" draw:style-name="gr1" draw:text-style-name="P3" draw:layer="layout" svg:width="9.223cm" svg:height="2.598cm" svg:x="0.166cm" svg:y="0.516cm">
          <text:p text:style-name="P1"><text:span text:style-name="T1">MFEM-MGIS-MFRONT</text:span></text:p>
          <text:p text:style-name="P2"><text:span text:style-name="T2"/></text:p>
          <text:p text:style-name="P2"><text:span text:style-name="T3"><text:s text:c="5"/></text:span><text:span text:style-name="T3">Support for non-linear mechanical simulation</text:span></text:p>
          <text:p text:style-name="P2"><text:span text:style-name="T3"><text:s text:c="5"/></text:span><text:span text:style-name="T3">Post-processing for thermo-mechnical simulation</text:span></text:p>
          <text:p text:style-name="P2"><text:span text:style-name="T3"><text:s text:c="5"/></text:span><text:span text:style-name="T3">High level abstraction API</text:span></text:p>
          <draw:enhanced-geometry draw:mirror-horizontal="false" draw:mirror-vertical="false" svg:viewBox="0 0 0 0" drawooo:sub-view-size="7002 1602" draw:text-areas="0 0 ?f0 ?f1" draw:type="ooxml-non-primitive" draw:enhanced-path="M 266 0 L 267 0 C 220 0 174 12 133 36 93 59 59 93 36 133 12 174 0 220 0 267 L 0 1334 0 1334 C 0 1381 12 1427 36 1468 59 1508 93 1542 133 1565 174 1589 220 1601 267 1601 L 6734 1600 6734 1601 C 6781 1601 6827 1589 6868 1565 6908 1542 6942 1508 6965 1468 6989 1427 7001 1381 7001 1334 L 7001 266 7001 267 7001 267 C 7001 220 6989 174 6965 133 6942 93 6908 59 6868 36 6827 12 6781 0 6734 0 L 266 0 N">
            <draw:equation draw:name="f0" draw:formula="logwidth"/>
            <draw:equation draw:name="f1" draw:formula="logheight"/>
          </draw:enhanced-geometry>
        </draw:custom-shape>
        <draw:custom-shape draw:name="Connecteur droit avec flèche 1" draw:style-name="gr2" draw:text-style-name="P4" draw:layer="layout" svg:width="0.001cm" svg:height="10cm" draw:transform="rotate (-3.14159265358979) translate (10.133cm 10.45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ZoneTexte 2" draw:style-name="gr3" draw:text-style-name="P6" draw:layer="layout" svg:width="3.154cm" svg:height="1.434cm" draw:transform="rotate (1.5707963267949) translate (9.963cm 9.996cm)">
          <text:p text:style-name="P5"><text:span text:style-name="T4">Low-level </text:span></text:p>
          <text:p text:style-name="P5"><text:span text:style-name="T4">extern libra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" draw:style-name="gr4" draw:text-style-name="P6" draw:layer="layout" svg:width="2.411cm" svg:height="1.434cm" draw:transform="rotate (1.5707963267949) translate (9.963cm 6.099cm)">
          <text:p text:style-name="P5"><text:span text:style-name="T4">High-level </text:span></text:p>
          <text:p text:style-name="P5"><text:span text:style-name="T4">libra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" draw:style-name="gr5" draw:text-style-name="P6" draw:layer="layout" svg:width="2.479cm" svg:height="0.843cm" draw:transform="rotate (1.5707963267949) translate (10.015cm 3.085cm)">
          <text:p text:style-name="P5"><text:span text:style-name="T4">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6" draw:text-style-name="P7" draw:layer="layout" svg:x1="12.854cm" svg:y1="0cm" svg:x2="12.854cm" svg:y2="11cm">
          <text:p/>
        </draw:line>
        <draw:custom-shape draw:name="CustomShape 3" draw:style-name="gr7" draw:text-style-name="P9" draw:layer="layout" svg:width="2.889cm" svg:height="2.46cm" svg:x="6.618cm" svg:y="3.54cm">
          <text:p text:style-name="P5"><text:span text:style-name="T5">MFEM</text:span></text:p>
          <text:p text:style-name="P8"><text:span text:style-name="T6">Finite elements library</text:span></text:p>
          <text:p text:style-name="P8"><text:span text:style-name="T6">Parallel support</text:span></text:p>
          <text:p text:style-name="P8"><text:span text:style-name="T6">Solver/Preconditioner </text:span></text:p>
          <text:p text:style-name="P8"><text:span text:style-name="T6">Mesh reader</text:span></text:p>
          <text:p text:style-name="P8"><text:span text:style-name="T6">Load Balancing</text:span></text:p>
          <text:p text:style-name="P8"><text:span text:style-name="T6"/></text:p>
          <text:p text:style-name="P8"><text:span text:style-name="T2"><text:s/></text:span></text:p>
          <text:p text:style-name="P8"><text:span text:style-name="T7"/></text:p>
          <draw:enhanced-geometry draw:mirror-horizontal="false" draw:mirror-vertical="false" svg:viewBox="0 0 0 0" drawooo:sub-view-size="7002 1602" draw:text-areas="0 0 ?f0 ?f1" draw:type="ooxml-non-primitive" draw:enhanced-path="M 266 0 L 267 0 C 220 0 174 12 133 36 93 59 59 93 36 133 12 174 0 220 0 267 L 0 1334 0 1334 C 0 1381 12 1427 36 1468 59 1508 93 1542 133 1565 174 1589 220 1601 267 1601 L 6734 1600 6734 1601 C 6781 1601 6827 1589 6868 1565 6908 1542 6942 1508 6965 1468 6989 1427 7001 1381 7001 1334 L 7001 266 7001 267 7001 267 C 7001 220 6989 174 6965 133 6942 93 6908 59 6868 36 6827 12 6781 0 6734 0 L 266 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8" draw:text-style-name="P9" draw:layer="layout" svg:width="2.889cm" svg:height="2.442cm" svg:x="3.427cm" svg:y="3.54cm">
          <text:p text:style-name="P5"><text:span text:style-name="T5">MFRONT</text:span></text:p>
          <text:p text:style-name="P8"><text:span text:style-name="T6">Code generator </text:span></text:p>
          <text:p text:style-name="P8"><text:span text:style-name="T6">for behavior law </text:span></text:p>
          <text:p text:style-name="P8"><text:span text:style-name="T6">(DSL)</text:span></text:p>
          <text:p text:style-name="P8"><text:span text:style-name="T6">High performance</text:span></text:p>
          <text:p text:style-name="P8"><text:span text:style-name="T2"/></text:p>
          <text:p text:style-name="P8"><text:span text:style-name="T7"/></text:p>
          <draw:enhanced-geometry draw:mirror-horizontal="false" draw:mirror-vertical="false" svg:viewBox="0 0 0 0" drawooo:sub-view-size="7002 1602" draw:text-areas="0 0 ?f0 ?f1" draw:type="ooxml-non-primitive" draw:enhanced-path="M 266 0 L 267 0 C 220 0 174 12 133 36 93 59 59 93 36 133 12 174 0 220 0 267 L 0 1334 0 1334 C 0 1381 12 1427 36 1468 59 1508 93 1542 133 1565 174 1589 220 1601 267 1601 L 6734 1600 6734 1601 C 6781 1601 6827 1589 6868 1565 6908 1542 6942 1508 6965 1468 6989 1427 7001 1381 7001 1334 L 7001 266 7001 267 7001 267 C 7001 220 6989 174 6965 133 6942 93 6908 59 6868 36 6827 12 6781 0 6734 0 L 266 0 N">
            <draw:equation draw:name="f0" draw:formula="logwidth"/>
            <draw:equation draw:name="f1" draw:formula="logheight"/>
          </draw:enhanced-geometry>
        </draw:custom-shape>
        <draw:custom-shape draw:name="CustomShape 5" draw:style-name="gr9" draw:text-style-name="P9" draw:layer="layout" svg:width="2.889cm" svg:height="2.442cm" svg:x="0.236cm" svg:y="3.54cm">
          <text:p text:style-name="P5"><text:span text:style-name="T5">MGIS</text:span></text:p>
          <text:p text:style-name="P8"><text:span text:style-name="T6">Data support for </text:span></text:p>
          <text:p text:style-name="P8"><text:span text:style-name="T6">behavior law</text:span></text:p>
          <text:p text:style-name="P8"><text:span text:style-name="T2"/></text:p>
          <text:p text:style-name="P8"><text:span text:style-name="T7"/></text:p>
          <draw:enhanced-geometry draw:mirror-horizontal="false" draw:mirror-vertical="false" svg:viewBox="0 0 0 0" drawooo:sub-view-size="7002 1602" draw:text-areas="0 0 ?f0 ?f1" draw:type="ooxml-non-primitive" draw:enhanced-path="M 266 0 L 267 0 C 220 0 174 12 133 36 93 59 59 93 36 133 12 174 0 220 0 267 L 0 1334 0 1334 C 0 1381 12 1427 36 1468 59 1508 93 1542 133 1565 174 1589 220 1601 267 1601 L 6734 1600 6734 1601 C 6781 1601 6827 1589 6868 1565 6908 1542 6942 1508 6965 1468 6989 1427 7001 1381 7001 1334 L 7001 266 7001 267 7001 267 C 7001 220 6989 174 6965 133 6942 93 6908 59 6868 36 6827 12 6781 0 6734 0 L 266 0 N">
            <draw:equation draw:name="f0" draw:formula="logwidth"/>
            <draw:equation draw:name="f1" draw:formula="logheight"/>
          </draw:enhanced-geometry>
        </draw:custom-shape>
        <draw:custom-shape draw:name="CustomShape 1" draw:style-name="gr10" draw:text-style-name="P11" draw:layer="layout" svg:width="1.662cm" svg:height="1.121cm" svg:x="6.019cm" svg:y="6.351cm">
          <text:p text:style-name="P10"><text:span text:style-name="T8">PETSc</text:span></text:p>
          <draw:enhanced-geometry draw:mirror-horizontal="false" draw:mirror-vertical="false" svg:viewBox="0 0 0 0" drawooo:sub-view-size="7002 1602" draw:text-areas="0 0 ?f0 ?f1" draw:type="ooxml-non-primitive" draw:enhanced-path="M 266 0 L 267 0 C 220 0 174 12 133 36 93 59 59 93 36 133 12 174 0 220 0 267 L 0 1334 0 1334 C 0 1381 12 1427 36 1468 59 1508 93 1542 133 1565 174 1589 220 1601 267 1601 L 6734 1600 6734 1601 C 6781 1601 6827 1589 6868 1565 6908 1542 6942 1508 6965 1468 6989 1427 7001 1381 7001 1334 L 7001 266 7001 267 7001 267 C 7001 220 6989 174 6965 133 6942 93 6908 59 6868 36 6827 12 6781 0 6734 0 L 266 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11" draw:text-style-name="P11" draw:layer="layout" svg:width="1.662cm" svg:height="1.121cm" svg:x="7.891cm" svg:y="6.351cm">
          <text:p text:style-name="P10"><text:span text:style-name="T8">HYPRE</text:span></text:p>
          <draw:enhanced-geometry draw:mirror-horizontal="false" draw:mirror-vertical="false" svg:viewBox="0 0 0 0" drawooo:sub-view-size="7002 1602" draw:text-areas="0 0 ?f0 ?f1" draw:type="ooxml-non-primitive" draw:enhanced-path="M 266 0 L 267 0 C 220 0 174 12 133 36 93 59 59 93 36 133 12 174 0 220 0 267 L 0 1334 0 1334 C 0 1381 12 1427 36 1468 59 1508 93 1542 133 1565 174 1589 220 1601 267 1601 L 6734 1600 6734 1601 C 6781 1601 6827 1589 6868 1565 6908 1542 6942 1508 6965 1468 6989 1427 7001 1381 7001 1334 L 7001 266 7001 267 7001 267 C 7001 220 6989 174 6965 133 6942 93 6908 59 6868 36 6827 12 6781 0 6734 0 L 266 0 N">
            <draw:equation draw:name="f0" draw:formula="logwidth"/>
            <draw:equation draw:name="f1" draw:formula="logheight"/>
          </draw:enhanced-geometry>
        </draw:custom-shape>
        <draw:custom-shape draw:name="CustomShape 7" draw:style-name="gr12" draw:text-style-name="P11" draw:layer="layout" svg:width="1.662cm" svg:height="1.121cm" svg:x="4.146cm" svg:y="6.351cm">
          <text:p text:style-name="P10"><text:span text:style-name="T8">MPI</text:span></text:p>
          <draw:enhanced-geometry draw:mirror-horizontal="false" draw:mirror-vertical="false" svg:viewBox="0 0 0 0" drawooo:sub-view-size="7002 1602" draw:text-areas="0 0 ?f0 ?f1" draw:type="ooxml-non-primitive" draw:enhanced-path="M 266 0 L 267 0 C 220 0 174 12 133 36 93 59 59 93 36 133 12 174 0 220 0 267 L 0 1334 0 1334 C 0 1381 12 1427 36 1468 59 1508 93 1542 133 1565 174 1589 220 1601 267 1601 L 6734 1600 6734 1601 C 6781 1601 6827 1589 6868 1565 6908 1542 6942 1508 6965 1468 6989 1427 7001 1381 7001 1334 L 7001 266 7001 267 7001 267 C 7001 220 6989 174 6965 133 6942 93 6908 59 6868 36 6827 12 6781 0 6734 0 L 266 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13" draw:text-style-name="P11" draw:layer="layout" svg:width="1.662cm" svg:height="1.121cm" svg:x="0.291cm" svg:y="6.351cm">
          <text:p text:style-name="P10"><text:span text:style-name="T8">C++17</text:span></text:p>
          <draw:enhanced-geometry draw:mirror-horizontal="false" draw:mirror-vertical="false" svg:viewBox="0 0 0 0" drawooo:sub-view-size="7002 1602" draw:text-areas="0 0 ?f0 ?f1" draw:type="ooxml-non-primitive" draw:enhanced-path="M 266 0 L 267 0 C 220 0 174 12 133 36 93 59 59 93 36 133 12 174 0 220 0 267 L 0 1334 0 1334 C 0 1381 12 1427 36 1468 59 1508 93 1542 133 1565 174 1589 220 1601 267 1601 L 6734 1600 6734 1601 C 6781 1601 6827 1589 6868 1565 6908 1542 6942 1508 6965 1468 6989 1427 7001 1381 7001 1334 L 7001 266 7001 267 7001 267 C 7001 220 6989 174 6965 133 6942 93 6908 59 6868 36 6827 12 6781 0 6734 0 L 266 0 N">
            <draw:equation draw:name="f0" draw:formula="logwidth"/>
            <draw:equation draw:name="f1" draw:formula="logheight"/>
          </draw:enhanced-geometry>
        </draw:custom-shape>
        <draw:custom-shape draw:name="CustomShape 10" draw:style-name="gr14" draw:text-style-name="P11" draw:layer="layout" svg:width="1.662cm" svg:height="1.121cm" svg:x="2.219cm" svg:y="7.651cm">
          <text:p text:style-name="P10"><text:span text:style-name="T8">METIS</text:span></text:p>
          <draw:enhanced-geometry draw:mirror-horizontal="false" draw:mirror-vertical="false" svg:viewBox="0 0 0 0" drawooo:sub-view-size="7002 1602" draw:text-areas="0 0 ?f0 ?f1" draw:type="ooxml-non-primitive" draw:enhanced-path="M 266 0 L 267 0 C 220 0 174 12 133 36 93 59 59 93 36 133 12 174 0 220 0 267 L 0 1334 0 1334 C 0 1381 12 1427 36 1468 59 1508 93 1542 133 1565 174 1589 220 1601 267 1601 L 6734 1600 6734 1601 C 6781 1601 6827 1589 6868 1565 6908 1542 6942 1508 6965 1468 6989 1427 7001 1381 7001 1334 L 7001 266 7001 267 7001 267 C 7001 220 6989 174 6965 133 6942 93 6908 59 6868 36 6827 12 6781 0 6734 0 L 266 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15" draw:text-style-name="P11" draw:layer="layout" svg:width="1.662cm" svg:height="1.121cm" svg:x="4.146cm" svg:y="7.651cm">
          <text:p text:style-name="P10"><text:span text:style-name="T8">OpenMP</text:span></text:p>
          <draw:enhanced-geometry draw:mirror-horizontal="false" draw:mirror-vertical="false" svg:viewBox="0 0 0 0" drawooo:sub-view-size="7002 1602" draw:text-areas="0 0 ?f0 ?f1" draw:type="ooxml-non-primitive" draw:enhanced-path="M 266 0 L 267 0 C 220 0 174 12 133 36 93 59 59 93 36 133 12 174 0 220 0 267 L 0 1334 0 1334 C 0 1381 12 1427 36 1468 59 1508 93 1542 133 1565 174 1589 220 1601 267 1601 L 6734 1600 6734 1601 C 6781 1601 6827 1589 6868 1565 6908 1542 6942 1508 6965 1468 6989 1427 7001 1381 7001 1334 L 7001 266 7001 267 7001 267 C 7001 220 6989 174 6965 133 6942 93 6908 59 6868 36 6827 12 6781 0 6734 0 L 266 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16" draw:text-style-name="P11" draw:layer="layout" svg:width="1.662cm" svg:height="1.121cm" svg:x="6.019cm" svg:y="7.651cm">
          <text:p text:style-name="P10"><text:span text:style-name="T8">MUMPS</text:span></text:p>
          <draw:enhanced-geometry draw:mirror-horizontal="false" draw:mirror-vertical="false" svg:viewBox="0 0 0 0" drawooo:sub-view-size="7002 1602" draw:text-areas="0 0 ?f0 ?f1" draw:type="ooxml-non-primitive" draw:enhanced-path="M 266 0 L 267 0 C 220 0 174 12 133 36 93 59 59 93 36 133 12 174 0 220 0 267 L 0 1334 0 1334 C 0 1381 12 1427 36 1468 59 1508 93 1542 133 1565 174 1589 220 1601 267 1601 L 6734 1600 6734 1601 C 6781 1601 6827 1589 6868 1565 6908 1542 6942 1508 6965 1468 6989 1427 7001 1381 7001 1334 L 7001 266 7001 267 7001 267 C 7001 220 6989 174 6965 133 6942 93 6908 59 6868 36 6827 12 6781 0 6734 0 L 266 0 N">
            <draw:equation draw:name="f0" draw:formula="logwidth"/>
            <draw:equation draw:name="f1" draw:formula="logheight"/>
          </draw:enhanced-geometry>
        </draw:custom-shape>
        <draw:custom-shape draw:name="CustomShape 16" draw:style-name="gr17" draw:text-style-name="P11" draw:layer="layout" svg:width="1.662cm" svg:height="1.121cm" svg:x="7.891cm" svg:y="7.651cm">
          <text:p text:style-name="P10"><text:span text:style-name="T8">SuperLU</text:span></text:p>
          <draw:enhanced-geometry draw:mirror-horizontal="false" draw:mirror-vertical="false" svg:viewBox="0 0 0 0" drawooo:sub-view-size="7002 1602" draw:text-areas="0 0 ?f0 ?f1" draw:type="ooxml-non-primitive" draw:enhanced-path="M 266 0 L 267 0 C 220 0 174 12 133 36 93 59 59 93 36 133 12 174 0 220 0 267 L 0 1334 0 1334 C 0 1381 12 1427 36 1468 59 1508 93 1542 133 1565 174 1589 220 1601 267 1601 L 6734 1600 6734 1601 C 6781 1601 6827 1589 6868 1565 6908 1542 6942 1508 6965 1468 6989 1427 7001 1381 7001 1334 L 7001 266 7001 267 7001 267 C 7001 220 6989 174 6965 133 6942 93 6908 59 6868 36 6827 12 6781 0 6734 0 L 266 0 N">
            <draw:equation draw:name="f0" draw:formula="logwidth"/>
            <draw:equation draw:name="f1" draw:formula="logheight"/>
          </draw:enhanced-geometry>
        </draw:custom-shape>
        <draw:custom-shape draw:name="CustomShape 17" draw:style-name="gr18" draw:text-style-name="P13" draw:layer="layout" svg:width="1.662cm" svg:height="1.121cm" svg:x="7.891cm" svg:y="8.951cm">
          <text:p text:style-name="P12"><text:span text:style-name="T9">SuiteSparse</text:span></text:p>
          <draw:enhanced-geometry draw:mirror-horizontal="false" draw:mirror-vertical="false" svg:viewBox="0 0 0 0" drawooo:sub-view-size="7002 1602" draw:text-areas="0 0 ?f0 ?f1" draw:type="ooxml-non-primitive" draw:enhanced-path="M 266 0 L 267 0 C 220 0 174 12 133 36 93 59 59 93 36 133 12 174 0 220 0 267 L 0 1334 0 1334 C 0 1381 12 1427 36 1468 59 1508 93 1542 133 1565 174 1589 220 1601 267 1601 L 6734 1600 6734 1601 C 6781 1601 6827 1589 6868 1565 6908 1542 6942 1508 6965 1468 6989 1427 7001 1381 7001 1334 L 7001 266 7001 267 7001 267 C 7001 220 6989 174 6965 133 6942 93 6908 59 6868 36 6827 12 6781 0 6734 0 L 266 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19" draw:text-style-name="P11" draw:layer="layout" svg:width="1.662cm" svg:height="1.121cm" svg:x="0.291cm" svg:y="7.651cm">
          <text:p text:style-name="P10"><text:span text:style-name="T8">CMake</text:span></text:p>
          <draw:enhanced-geometry draw:mirror-horizontal="false" draw:mirror-vertical="false" svg:viewBox="0 0 0 0" drawooo:sub-view-size="7002 1602" draw:text-areas="0 0 ?f0 ?f1" draw:type="ooxml-non-primitive" draw:enhanced-path="M 266 0 L 267 0 C 220 0 174 12 133 36 93 59 59 93 36 133 12 174 0 220 0 267 L 0 1334 0 1334 C 0 1381 12 1427 36 1468 59 1508 93 1542 133 1565 174 1589 220 1601 267 1601 L 6734 1600 6734 1601 C 6781 1601 6827 1589 6868 1565 6908 1542 6942 1508 6965 1468 6989 1427 7001 1381 7001 1334 L 7001 266 7001 267 7001 267 C 7001 220 6989 174 6965 133 6942 93 6908 59 6868 36 6827 12 6781 0 6734 0 L 266 0 N">
            <draw:equation draw:name="f0" draw:formula="logwidth"/>
            <draw:equation draw:name="f1" draw:formula="logheight"/>
          </draw:enhanced-geometry>
        </draw:custom-shape>
        <draw:custom-shape draw:name="CustomShape 13" draw:style-name="gr20" draw:text-style-name="P11" draw:layer="layout" svg:width="1.662cm" svg:height="1.121cm" svg:x="0.291cm" svg:y="7.651cm">
          <text:p text:style-name="P10"><text:span text:style-name="T8">CMake</text:span></text:p>
          <draw:enhanced-geometry draw:mirror-horizontal="false" draw:mirror-vertical="false" svg:viewBox="0 0 0 0" drawooo:sub-view-size="7002 1602" draw:text-areas="0 0 ?f0 ?f1" draw:type="ooxml-non-primitive" draw:enhanced-path="M 266 0 L 267 0 C 220 0 174 12 133 36 93 59 59 93 36 133 12 174 0 220 0 267 L 0 1334 0 1334 C 0 1381 12 1427 36 1468 59 1508 93 1542 133 1565 174 1589 220 1601 267 1601 L 6734 1600 6734 1601 C 6781 1601 6827 1589 6868 1565 6908 1542 6942 1508 6965 1468 6989 1427 7001 1381 7001 1334 L 7001 266 7001 267 7001 267 C 7001 220 6989 174 6965 133 6942 93 6908 59 6868 36 6827 12 6781 0 6734 0 L 266 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21" draw:text-style-name="P11" draw:layer="layout" svg:width="1.662cm" svg:height="1.121cm" svg:x="2.238cm" svg:y="6.379cm">
          <text:p text:style-name="P10"><text:span text:style-name="T8">Spack</text:span></text:p>
          <draw:enhanced-geometry draw:mirror-horizontal="false" draw:mirror-vertical="false" svg:viewBox="0 0 0 0" drawooo:sub-view-size="7002 1602" draw:text-areas="0 0 ?f0 ?f1" draw:type="ooxml-non-primitive" draw:enhanced-path="M 266 0 L 267 0 C 220 0 174 12 133 36 93 59 59 93 36 133 12 174 0 220 0 267 L 0 1334 0 1334 C 0 1381 12 1427 36 1468 59 1508 93 1542 133 1565 174 1589 220 1601 267 1601 L 6734 1600 6734 1601 C 6781 1601 6827 1589 6868 1565 6908 1542 6942 1508 6965 1468 6989 1427 7001 1381 7001 1334 L 7001 266 7001 267 7001 267 C 7001 220 6989 174 6965 133 6942 93 6908 59 6868 36 6827 12 6781 0 6734 0 L 266 0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22" draw:layer="layout" svg:width="19.798cm" svg:height="11.136cm" svg:x="0.6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 Narrow" svg:font-family="'Arial Narrow'" style:font-family-generic="swiss" style:font-pitch="variable"/>
    <style:font-face style:name="Arial1" svg:font-family="Arial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msArrowEnd_20_5" draw:display-name="msArrowEnd 5" svg:viewBox="0 0 300 300" svg:d="M150 0l150 300h-300z"/>
    <draw:marker draw:name="msArrowOvalEnd_20_5" draw:display-name="msArrowOvalEnd 5" svg:viewBox="0 0 300 300" svg:d="M150 0l75 21 54 54 21 75-21 75-54 54-75 21-75-21-54-54-21-75 21-75 54-54z"/>
    <draw:stroke-dash draw:name="Dash_20__28_Rounded_29_" draw:display-name="Dash (Rounded)" draw:style="round" draw:dots1="1" draw:dots1-length="201%" draw:distance="199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dash" draw:stroke-dash="Long_20_Dash" svg:stroke-width="0cm" svg:stroke-color="#81d41a" draw:marker-start-width="0.2cm" draw:marker-start-center="false" draw:marker-end-width="0.2cm" draw:marker-end-center="false" svg:stroke-opacity="100%" draw:fill="solid" draw:fill-color="#729fcf" draw:opacity="100%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3cm" fo:page-height="1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52cm" svg:height="7.575cm" svg:x="1.023cm" svg:y="2.485cm"/>
      <draw:page-thumbnail draw:layer="backgroundobjects" svg:width="8.952cm" svg:height="7.575cm" svg:x="1.023cm" svg:y="11.061cm"/>
      <draw:page-thumbnail draw:layer="backgroundobjects" svg:width="8.952cm" svg:height="7.575cm" svg:x="1.023cm" svg:y="19.637cm"/>
      <draw:page-thumbnail draw:layer="backgroundobjects" svg:width="8.952cm" svg:height="7.575cm" svg:x="11.023cm" svg:y="2.485cm"/>
      <draw:page-thumbnail draw:layer="backgroundobjects" svg:width="8.952cm" svg:height="7.575cm" svg:x="11.023cm" svg:y="11.061cm"/>
      <draw:page-thumbnail draw:layer="backgroundobjects" svg:width="8.952cm" svg:height="7.575cm" svg:x="11.023cm" svg:y="19.637cm"/>
    </style:handout-master>
    <style:master-page style:name="Standard" style:page-layout-name="PM1" draw:style-name="Mdp1">
      <draw:frame presentation:style-name="Standard-title" draw:layer="backgroundobjects" svg:width="36.399cm" svg:height="2.629cm" svg:x="2.022cm" svg:y="0.628cm" presentation:class="title" presentation:placeholder="true">
        <draw:text-box/>
      </draw:frame>
      <draw:frame presentation:style-name="Standard-outline1" draw:layer="backgroundobjects" svg:width="36.399cm" svg:height="9.134cm" svg:x="2.022cm" svg:y="3.685cm" presentation:class="outline" presentation:placeholder="true">
        <draw:text-box/>
      </draw:frame>
      <draw:frame presentation:style-name="Mpr1" draw:text-style-name="MP2" draw:layer="backgroundobjects" svg:width="9.423cm" svg:height="1.085cm" svg:x="2.022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2.819cm" svg:height="1.085cm" svg:x="13.832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9.423cm" svg:height="1.085cm" svg:x="28.998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20T10:24:20.450865310</meta:creation-date>
    <dc:date>2025-03-06T15:06:52.018357406</dc:date>
    <meta:editing-duration>PT28M10S</meta:editing-duration>
    <meta:editing-cycles>14</meta:editing-cycles>
    <meta:generator>LibreOffice/7.3.7.2$Linux_X86_64 LibreOffice_project/30$Build-2</meta:generator>
    <meta:document-statistic meta:object-count="44"/>
  </office:meta>
</office:document-meta>
</file>